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rdrop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Airdrop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0"/>
          <table:table-cell table:style-name="ce11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147"/>
          <table:table-cell table:style-name="ce147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130"/>
          <table:table-cell table:style-name="ce147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147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Hard Fork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acquir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acquir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Min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Staking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Wage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4.979908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